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table:style-name="ce4" office:value-type="string" calcext:value-type="string">
            <text:p>pass_cmp_pct</text:p>
          </table:table-cell>
          <table:table-cell office:value-type="string" calcext:value-type="string">
            <text:p>pass_cmp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table:style-name="ce4" office:value-type="string" calcext:value-type="string">
            <text:p>pass_td_pct</text:p>
          </table:table-cell>
          <table:table-cell office:value-type="string" calcext:value-type="string">
            <text:p>pass_td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table:style-name="ce4" office:value-type="string" calcext:value-type="string">
            <text:p>pass_int_pct</text:p>
          </table:table-cell>
          <table:table-cell office:value-type="string" calcext:value-type="string">
            <text:p>pass_int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table:style-name="ce4" office:value-type="string" calcext:value-type="string">
            <text:p>pass_net_yds_per_at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pass_yds_per_game</text:p>
          </table:table-cell>
          <table:table-cell office:value-type="string" calcext:value-type="string">
            <text:p>pass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table:style-name="ce4" office:value-type="string" calcext:value-type="string">
            <text:p>pass_yards_per_cmp</text:p>
          </table:table-cell>
          <table:table-cell office:value-type="string" calcext:value-type="string">
            <text:p>pass_yds_gain/pass_cmp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table:style-name="ce4" office:value-type="string" calcext:value-type="string">
            <text:p>rcv_yds_per_recep</text:p>
          </table:table-cell>
          <table:table-cell office:value-type="string" calcext:value-type="string">
            <text:p>rcv_yds_gain/rcv_rec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table:style-name="ce4" office:value-type="string" calcext:value-type="string">
            <text:p>rcv_per_game</text:p>
          </table:table-cell>
          <table:table-cell office:value-type="string" calcext:value-type="string">
            <text:p>rcv_recep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cv_yds_per_game</text:p>
          </table:table-cell>
          <table:table-cell office:value-type="string" calcext:value-type="string">
            <text:p>rcv_yds_gain/nb_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table:style-name="ce4" office:value-type="string" calcext:value-type="string">
            <text:p>rcv_catch_pct</text:p>
          </table:table-cell>
          <table:table-cell office:value-type="string" calcext:value-type="string">
            <text:p>rcv_recep/rcv_target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Rushing Attempts</text:p>
          </table:table-cell>
          <table:table-cell table:style-name="ce4"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Rush attempt gain</text:p>
          </table:table-cell>
          <table:table-cell table:style-name="ce11" office:value-type="string" calcext:value-type="string">
            <text:p>rush_att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ush_yds_g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loss</text:p>
          </table:table-cell>
          <table:table-cell office:value-type="string" calcext:value-type="string">
            <text:p>rush_att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rds Lost</text:p>
          </table:table-cell>
          <table:table-cell office:value-type="string" calcext:value-type="string">
            <text:p>rush_yds_lo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h attempt no gain</text:p>
          </table:table-cell>
          <table:table-cell office:value-type="string" calcext:value-type="string">
            <text:p>rush_att_no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 net yards</text:p>
          </table:table-cell>
          <table:table-cell table:style-name="ce4" office:value-type="string" calcext:value-type="string">
            <text:p>rush_yds_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5.689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table:style-name="ce4" office:value-type="string" calcext:value-type="string">
            <text:p>rush_yds_per_att</text:p>
          </table:table-cell>
          <table:table-cell office:value-type="string" calcext:value-type="string">
            <text:p>rush_yds_net/rush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ush_yds_per_game</text:p>
          </table:table-cell>
          <table:table-cell office:value-type="string" calcext:value-type="string">
            <text:p>rush_yds_net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table:style-name="ce4" office:value-type="string" calcext:value-type="string">
            <text:p>rush_per_game</text:p>
          </table:table-cell>
          <table:table-cell office:value-type="string" calcext:value-type="string">
            <text:p>rush_att/nb_gam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 touchback</text:p>
          </table:table-cell>
          <table:table-cell office:value-type="string" calcext:value-type="string">
            <text:p>int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ckle for Loss Yards</text:p>
          </table:table-cell>
          <table:table-cell office:value-type="string" calcext:value-type="string">
            <text:p>tackle_tfl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kick_yds_per</text:p>
          </table:table-cell>
          <table:table-cell office:value-type="string" calcext:value-type="string">
            <text:p>ret_kick_yds/ret_kick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punt_yds_per</text:p>
          </table:table-cell>
          <table:table-cell office:value-type="string" calcext:value-type="string">
            <text:p>ret_punt_yds/ret_punt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table:style-name="ce4" office:value-type="string" calcext:value-type="string">
            <text:p>kick_xp_pct</text:p>
          </table:table-cell>
          <table:table-cell office:value-type="string" calcext:value-type="string">
            <text:p>kick_xp_made/kick_xp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table:style-name="ce4" office:value-type="string" calcext:value-type="string">
            <text:p>kick_fgm</text:p>
          </table:table-cell>
          <table:table-cell office:value-type="string" calcext:value-type="string">
            <text:p>sum all FG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table:style-name="ce4" office:value-type="string" calcext:value-type="string">
            <text:p>kick_fga</text:p>
          </table:table-cell>
          <table:table-cell office:value-type="string" calcext:value-type="string">
            <text:p>sum all FG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kick_fg_pct</text:p>
          </table:table-cell>
          <table:table-cell office:value-type="string" calcext:value-type="string">
            <text:p>FGM/F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OOB Kickoffs</text:p>
          </table:table-cell>
          <table:table-cell table:style-name="ce8" office:value-type="string" calcext:value-type="string">
            <text:p>kick_ko_oob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ckoff longest</text:p>
          </table:table-cell>
          <table:table-cell office:value-type="string" calcext:value-type="string">
            <text:p>kick_ko_lo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table:style-name="ce4" office:value-type="string" calcext:value-type="string">
            <text:p>punt_yds_net</text:p>
          </table:table-cell>
          <table:table-cell office:value-type="string" calcext:value-type="string">
            <text:p>punt_yds-punt_yds_r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 20%</text:p>
          </table:table-cell>
          <table:table-cell table:style-name="ce4" office:value-type="string" calcext:value-type="string">
            <text:p>punt_in20_pct</text:p>
          </table:table-cell>
          <table:table-cell office:value-type="string" calcext:value-type="string">
            <text:p>punt_in20/punt_n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table table:name="Sheet3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ceding 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action</text:p>
          </table:table-cell>
        </table:table-row>
        <table:table-row table:style-name="ro1">
          <table:table-cell office:value-type="string" calcext:value-type="string">
            <text:p>kicko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_k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21:35:18.44970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4-08T18:53:55.110928262</dc:date>
    <meta:editing-duration>P31DT13H16M30S</meta:editing-duration>
    <meta:editing-cycles>42</meta:editing-cycles>
    <meta:generator>LibreOffice/6.4.7.2$Linux_X86_64 LibreOffice_project/40$Build-2</meta:generator>
    <meta:document-statistic meta:table-count="3" meta:cell-count="336" meta:object-count="0"/>
  </office:meta>
</office:document-meta>
</file>